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617e" officeooo:paragraph-rsid="000c617e"/>
    </style:style>
    <style:style style:name="P2" style:family="paragraph" style:parent-style-name="Standard">
      <style:text-properties officeooo:rsid="000d590c" officeooo:paragraph-rsid="000d590c"/>
    </style:style>
    <style:style style:name="P3" style:family="paragraph" style:parent-style-name="Standard">
      <style:text-properties officeooo:rsid="000e74fc" officeooo:paragraph-rsid="000e74fc"/>
    </style:style>
    <style:style style:name="P4" style:family="paragraph" style:parent-style-name="Standard">
      <style:text-properties fo:font-weight="normal" officeooo:rsid="000d590c" officeooo:paragraph-rsid="000d590c" style:font-weight-asian="normal" style:font-weight-complex="normal"/>
    </style:style>
    <style:style style:name="P5" style:family="paragraph" style:parent-style-name="Standard">
      <style:text-properties fo:font-weight="normal" officeooo:rsid="000e74fc" officeooo:paragraph-rsid="000e74f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36a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Remark - Niente di nuovo sul fronte occidentale</text:p>
      <text:p text:style-name="P1">2) Emilio Russo – un anno sul fronte occidentale.</text:p>
      <text:p text:style-name="P1"/>
      <text:p text:style-name="P1"/>
      <text:p text:style-name="P1">La guerra di trincea non ha visto nessun esito significativo per 3 anni.</text:p>
      <text:p text:style-name="P1">Ciononostante è stata una guerra molto violenta in cui sono morti circa 10 milioni di soldati.</text:p>
      <text:p text:style-name="P1">Ci furono per la prima volta gli aerei, che però ancora non bombardarono</text:p>
      <text:p text:style-name="P1">i carri armati.</text:p>
      <text:p text:style-name="P1">E i sommergibili, specialmente tedeschi.</text:p>
      <text:p text:style-name="P1"/>
      <text:p text:style-name="P2">Il primo generale italiano è stato Cadorna che aveva la teoria della <text:span text:style-name="T1">spallata.</text:span></text:p>
      <text:p text:style-name="P2"><text:span text:style-name="T1">L'obiettivo si doveva raggiungere solamente tramite l'attacco</text:span><text:span text:style-name="T2">.</text:span></text:p>
      <text:p text:style-name="P4"/>
      <text:p text:style-name="P4">Questa tattica risultò inutile e totalmente fallimentare, perciò i soldati cominciarono a ribellarsi e a disertare. </text:p>
      <text:p text:style-name="P4">Inoltre tra i soldati delle due diverse trincee nascevano anche degli episodi di fratellanza, visto che condividevano le stessa situazione critica, questi episodi ovviamente erano segretissimi. </text:p>
      <text:p text:style-name="P4"/>
      <text:p text:style-name="P4">Con l'avvento del nuovo generale Armando Diaz e con la sua nuova strategia le cose cambiarono.</text:p>
      <text:p text:style-name="P4"/>
      <text:p text:style-name="P5">Le ferite più grandi erano di carattere psicologico:</text:p>
      <text:p text:style-name="P5">L'attesa della battaglia</text:p>
      <text:p text:style-name="P5">Il suono delle esplosioni, dei proiettili.</text:p>
      <text:p text:style-name="P5">Infatti le persone soffrivano spesso di malattie mentali.</text:p>
      <text:p text:style-name="P5"/>
      <text:p text:style-name="P5">Il reinserimento delle persone nella società dopo la guerra è stato difficile per i soldati.</text:p>
      <text:p text:style-name="P5"/>
      <text:p text:style-name="P3"><text:span text:style-name="T2">Gli </text:span><text:span text:style-name="T1">unici vincitori furono le industrie.</text:span></text:p>
      <text:p text:style-name="P5">Per esempio le industrie di macchine o di chimica.</text:p>
      <text:p text:style-name="P5"/>
      <text:p text:style-name="P5"/>
      <text:p text:style-name="P5">Nelle varie regioni di Italia si parlavano solo dialetti e quindi la maggioranza della gente non sapeva l'Italiano. </text:p>
      <text:p text:style-name="P3"><text:span text:style-name="T2">Al fronte per la prima volta si trovarono fianco a fianco soldati di diverse regioni </text:span><text:span text:style-name="T3">chehanno dovuto comunicare tramite un unica lingua</text:span><text:span text:style-name="T2">, quindi la Grande Guerra </text:span><text:span text:style-name="T3">diede luogo a questa occasione positiva di imparare a comunicare tra regioni diverse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5S</meta:editing-duration>
    <meta:editing-cycles>4</meta:editing-cycles>
    <meta:generator>LibreOffice/5.2.1.2$Windows_x86 LibreOffice_project/31dd62db80d4e60af04904455ec9c9219178d620</meta:generator>
    <dc:date>2017-10-13T10:45:35.045000000</dc:date>
    <meta:document-statistic meta:table-count="0" meta:image-count="0" meta:object-count="0" meta:page-count="1" meta:paragraph-count="21" meta:word-count="257" meta:character-count="1655" meta:non-whitespace-character-count="1415"/>
    <meta:user-defined meta:name="Info 1"/>
    <meta:user-defined meta:name="Info 2"/>
    <meta:user-defined meta:name="Info 3"/>
    <meta:user-defined meta:name="Info 4"/>
  </office:meta>
</office:document-meta>
</file>